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b4b4" draw:marker-start-width="0.517cm" draw:marker-end-width="0.517cm" svg:stroke-opacity="100%" draw:fill="hatch" draw:fill-color="#729fcf" draw:fill-hatch-name="Black_20_90_20_Degrees" draw:opacity="78%" draw:textarea-horizontal-align="justify" draw:textarea-vertical-align="middle" draw:auto-grow-height="false" fo:min-height="12.359cm" fo:min-width="10.335cm" fo:padding-top="0.23cm" fo:padding-bottom="0.23cm" fo:padding-left="0.355cm" fo:padding-right="0.355cm"/>
    </style:style>
    <style:style style:name="gr2" style:family="graphic" style:parent-style-name="objectwithoutfill">
      <style:graphic-properties draw:stroke="dash" draw:stroke-dash="Line_20_with_20_Fine_20_Dots" svg:stroke-width="0.212cm" svg:stroke-color="#00b4b4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Line_20_with_20_Fine_20_Dots" svg:stroke-width="0.212cm" svg:stroke-color="#007c7c" draw:marker-start-width="0.517cm" draw:marker-end-width="0.517cm" draw:stroke-linejoin="bevel" svg:stroke-linecap="butt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svg:stroke-width="0.035cm" draw:marker-start-width="0.252cm" draw:marker-end-width="0.252cm" draw:fill="gradient" draw:fill-color="#6b5e9b" draw:fill-gradient-name="Pastel_20_Bouquet" draw:textarea-horizontal-align="justify" draw:textarea-vertical-align="middle" draw:auto-grow-height="false" fo:min-height="6.384cm" fo:min-width="5.34cm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fo:min-height="10.601cm" draw:shadow="visible"/>
      <style:paragraph-properties style:writing-mode="lr-tb"/>
    </style:style>
    <style:style style:name="P1" style:family="paragraph">
      <loext:graphic-properties draw:fill="hatch" draw:fill-color="#729fcf" draw:fill-hatch-name="Black_20_90_20_Degrees" draw:opacity="78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color="#6b5e9b" draw:fill-gradient-name="Pastel_20_Bouquet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e3e300" loext:opacity="100%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3e300" loext:opacity="100%" style:text-outline="false" style:text-line-through-style="none" style:text-line-through-type="none" style:text-position="0% 100%" style:font-name="Gargi" fo:font-size="96pt" fo:letter-spacing="0.12cm" fo:font-style="normal" fo:text-shadow="1pt 1pt" style:text-underline-style="none" fo:font-weight="normal" style:letter-kerning="true" fo:background-color="transparent" style:font-name-asian="Noto Sans CJK SC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e3e300" loext:opacity="100%" style:text-outline="false" style:text-line-through-style="none" style:text-line-through-type="none" style:text-position="0% 100%" style:font-name="Gargi" fo:font-size="150.199996948242pt" fo:letter-spacing="0.12cm" fo:font-style="normal" fo:text-shadow="1pt 1pt" style:text-underline-style="none" fo:font-weight="normal" style:letter-kerning="true" fo:background-color="transparent" style:font-name-asian="Noto Sans CJK SC" style:font-size-asian="150.199996948242pt" style:font-style-asian="normal" style:font-weight-asian="normal" style:font-name-complex="Lohit Devanagari" style:font-size-complex="150.1999969482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71cm" svg:height="17.981cm" draw:transform="skewX (0.00401425727958696) rotate (0.0155334303427495) translate (2.887cm 5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222cm" svg:y1="16.24cm" svg:x2="10.525cm" svg:y2="23.542cm">
          <text:p/>
        </draw:line>
        <draw:line draw:style-name="gr3" draw:text-style-name="P2" draw:layer="layout" svg:x1="18.462cm" svg:y1="15.922cm" svg:x2="10.525cm" svg:y2="23.542cm">
          <text:p/>
        </draw:line>
        <draw:custom-shape draw:style-name="gr4" draw:text-style-name="P3" draw:layer="layout" svg:width="11.748cm" svg:height="13.335cm" svg:x="4.81cm" svg:y="7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9.05cm" svg:height="10.851cm" svg:x="0.95cm" svg:y="6.098cm">
          <draw:text-box>
            <text:p text:style-name="P4"><text:span text:style-name="T1">ACT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18:31:05.544232735</meta:creation-date>
    <dc:date>2023-01-28T22:06:17.608533475</dc:date>
    <meta:editing-duration>PT35M26S</meta:editing-duration>
    <meta:editing-cycles>4</meta:editing-cycles>
    <meta:generator>LibreOffice/7.3.7.2$Linux_X86_64 LibreOffice_project/30$Build-2</meta:generator>
    <meta:document-statistic meta:object-count="5"/>
  </office:meta>
</office:document-meta>
</file>